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B403AC0FAFB2CE8613.png" manifest:media-type="image/png"/>
  <manifest:file-entry manifest:full-path="Pictures/100002010000010000000100CE19C1AA9D5E0F6F.png" manifest:media-type="image/png"/>
  <manifest:file-entry manifest:full-path="Pictures/1000020100000096000000B404F9C4ED03AE3697.png" manifest:media-type="image/png"/>
  <manifest:file-entry manifest:full-path="Pictures/100002010000024400000384F35DC9A2E151CCB4.png" manifest:media-type="image/png"/>
  <manifest:file-entry manifest:full-path="Pictures/1000020100000096000000B4EDE80373D3A807F9.png" manifest:media-type="image/png"/>
  <manifest:file-entry manifest:full-path="Pictures/1000020100000096000000B44CF7D9FFA9EA7D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dash" draw:stroke-dash="Ultrafine_20_Dashed" svg:stroke-width="0.035cm" svg:stroke-color="#0000ff" draw:marker-start="" draw:marker-start-width="0.252cm" draw:marker-end-width="0.252cm" draw:fill="none" draw:fill-color="#ffffff" fo:min-height="1.274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Dashed" svg:stroke-width="0.035cm" svg:stroke-color="#0000ff" draw:marker-start="" draw:marker-start-width="0.252cm" draw:marker-end-width="0.252cm" draw:fill="none" draw:fill-color="#ffffff" fo:min-height="1.423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990000" draw:fill-color="#cc0000" draw:textarea-horizontal-align="justify" draw:textarea-vertical-align="middle" draw:auto-grow-height="false" fo:min-height="2.417cm" fo:min-width="14.867cm"/>
    </style:style>
    <style:style style:name="gr7" style:family="graphic" style:parent-style-name="objectwithoutfill">
      <style:graphic-properties draw:stroke="solid" svg:stroke-width="0.159cm" svg:stroke-color="#ff0000" draw:marker-start="Circle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8" style:family="graphic" style:parent-style-name="standard">
      <style:graphic-properties draw:opacity="13%" draw:textarea-horizontal-align="justify" draw:textarea-vertical-align="middle" draw:auto-grow-height="false" fo:min-height="21.721cm" fo:min-width="17.661cm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13.7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cc0000"/>
      <style:paragraph-properties fo:text-align="center"/>
    </style:style>
    <style:style style:name="P5" style:family="paragraph">
      <loext:graphic-properties draw:opacity="13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56cm" svg:height="3.556cm" svg:x="2.016cm" svg:y="23.352cm">
          <draw:image xlink:href="Pictures/100002010000010000000100CE19C1AA9D5E0F6F.png" xlink:type="simple" xlink:show="embed" xlink:actuate="onLoad">
            <text:p/>
          </draw:image>
        </draw:frame>
        <draw:frame draw:style-name="gr1" draw:text-style-name="P1" draw:layer="layout" svg:width="3.556cm" svg:height="3.556cm" svg:x="6.588cm" svg:y="23.352cm">
          <draw:image xlink:href="Pictures/100002010000010000000100CE19C1AA9D5E0F6F.png" xlink:type="simple" xlink:show="embed" xlink:actuate="onLoad">
            <text:p/>
          </draw:image>
        </draw:frame>
        <draw:frame draw:style-name="gr1" draw:text-style-name="P1" draw:layer="layout" svg:width="3.556cm" svg:height="3.556cm" svg:x="10.779cm" svg:y="23.352cm">
          <draw:image xlink:href="Pictures/100002010000010000000100CE19C1AA9D5E0F6F.png" xlink:type="simple" xlink:show="embed" xlink:actuate="onLoad">
            <text:p/>
          </draw:image>
        </draw:frame>
        <draw:frame draw:style-name="gr1" draw:text-style-name="P1" draw:layer="layout" svg:width="3.556cm" svg:height="3.556cm" svg:x="14.843cm" svg:y="23.352cm">
          <draw:image xlink:href="Pictures/100002010000010000000100CE19C1AA9D5E0F6F.png" xlink:type="simple" xlink:show="embed" xlink:actuate="onLoad">
            <text:p/>
          </draw:image>
        </draw:frame>
        <draw:frame draw:style-name="gr1" draw:text-style-name="P1" draw:layer="layout" svg:width="3.756cm" svg:height="4.508cm" svg:x="2.324cm" svg:y="16.24cm">
          <draw:image xlink:href="Pictures/1000020100000096000000B4EDE80373D3A807F9.png" xlink:type="simple" xlink:show="embed" xlink:actuate="onLoad">
            <text:p/>
          </draw:image>
        </draw:frame>
        <draw:frame draw:style-name="gr1" draw:text-style-name="P1" draw:layer="layout" svg:width="3.756cm" svg:height="4.508cm" svg:x="6.896cm" svg:y="16.367cm">
          <draw:image xlink:href="Pictures/1000020100000096000000B44CF7D9FFA9EA7DED.png" xlink:type="simple" xlink:show="embed" xlink:actuate="onLoad">
            <text:p/>
          </draw:image>
        </draw:frame>
        <draw:frame draw:style-name="gr1" draw:text-style-name="P1" draw:layer="layout" svg:width="3.756cm" svg:height="4.508cm" svg:x="11.287cm" svg:y="16.494cm">
          <draw:image xlink:href="Pictures/1000020100000096000000B404F9C4ED03AE3697.png" xlink:type="simple" xlink:show="embed" xlink:actuate="onLoad">
            <text:p/>
          </draw:image>
        </draw:frame>
        <draw:frame draw:style-name="gr1" draw:text-style-name="P1" draw:layer="layout" svg:width="3.756cm" svg:height="4.508cm" svg:x="15.405cm" svg:y="16.367cm">
          <draw:image xlink:href="Pictures/1000020100000096000000B403AC0FAFB2CE8613.png" xlink:type="simple" xlink:show="embed" xlink:actuate="onLoad">
            <text:p/>
          </draw:image>
        </draw:frame>
        <draw:line draw:style-name="gr2" draw:text-style-name="P2" draw:layer="layout" svg:x1="3.794cm" svg:y1="21.066cm" svg:x2="3.794cm" svg:y2="23.479cm">
          <text:p/>
        </draw:line>
        <draw:line draw:style-name="gr2" draw:text-style-name="P2" draw:layer="layout" svg:x1="8.239cm" svg:y1="21.066cm" svg:x2="8.239cm" svg:y2="23.479cm">
          <text:p/>
        </draw:line>
        <draw:line draw:style-name="gr2" draw:text-style-name="P2" draw:layer="layout" svg:x1="12.557cm" svg:y1="21.066cm" svg:x2="12.557cm" svg:y2="23.479cm">
          <text:p/>
        </draw:line>
        <draw:line draw:style-name="gr2" draw:text-style-name="P2" draw:layer="layout" svg:x1="16.367cm" svg:y1="21.066cm" svg:x2="16.367cm" svg:y2="23.352cm">
          <text:p/>
        </draw:line>
        <draw:frame draw:style-name="gr3" draw:text-style-name="P3" draw:layer="layout" svg:width="3.683cm" svg:height="1.558cm" svg:x="1.762cm" svg:y="13.954cm">
          <draw:text-box>
            <text:p><text:span text:style-name="T1">wordpress1_dev</text:span></text:p>
            <text:p><text:span text:style-name="T1">172.17.0.3</text:span></text:p>
          </draw:text-box>
        </draw:frame>
        <draw:frame draw:style-name="gr3" draw:text-style-name="P3" draw:layer="layout" svg:width="3.683cm" svg:height="1.558cm" svg:x="6.588cm" svg:y="13.92cm">
          <draw:text-box>
            <text:p><text:span text:style-name="T1">wordpress2_dev</text:span></text:p>
            <text:p><text:span text:style-name="T1">172.17.0.5</text:span></text:p>
          </draw:text-box>
        </draw:frame>
        <draw:frame draw:style-name="gr4" draw:text-style-name="P3" draw:layer="layout" svg:width="4.064cm" svg:height="1.707cm" svg:x="10.652cm" svg:y="13.827cm">
          <draw:text-box>
            <text:p><text:span text:style-name="T1">wordpress3_prod</text:span></text:p>
            <text:p><text:span text:style-name="T1">172.17.0.7</text:span></text:p>
          </draw:text-box>
        </draw:frame>
        <draw:frame draw:style-name="gr4" draw:text-style-name="P3" draw:layer="layout" svg:width="3.987cm" svg:height="1.707cm" svg:x="15.097cm" svg:y="13.898cm">
          <draw:text-box>
            <text:p><text:span text:style-name="T1">wordpress4_prod</text:span></text:p>
            <text:p><text:span text:style-name="T1">172.17.0.9</text:span></text:p>
          </draw:text-box>
        </draw:frame>
        <draw:frame draw:style-name="gr1" draw:text-style-name="P1" draw:layer="layout" svg:width="3.043cm" svg:height="4.722cm" svg:x="4.561cm" svg:y="6.461cm">
          <draw:image xlink:href="Pictures/100002010000024400000384F35DC9A2E151CCB4.png" xlink:type="simple" xlink:show="embed" xlink:actuate="onLoad">
            <text:p/>
          </draw:image>
        </draw:frame>
        <draw:frame draw:style-name="gr1" draw:text-style-name="P1" draw:layer="layout" svg:width="3.043cm" svg:height="4.722cm" svg:x="13.446cm" svg:y="6.334cm">
          <draw:image xlink:href="Pictures/100002010000024400000384F35DC9A2E151CCB4.png" xlink:type="simple" xlink:show="embed" xlink:actuate="onLoad">
            <text:p/>
          </draw:image>
        </draw:frame>
        <draw:line draw:style-name="gr5" draw:text-style-name="P1" draw:layer="layout" svg:x1="5.445cm" svg:y1="11.033cm" svg:x2="3.413cm" svg:y2="13.573cm">
          <text:p/>
        </draw:line>
        <draw:line draw:style-name="gr5" draw:text-style-name="P1" draw:layer="layout" svg:x1="6.842cm" svg:y1="10.779cm" svg:x2="8.366cm" svg:y2="13.573cm">
          <text:p/>
        </draw:line>
        <draw:line draw:style-name="gr5" draw:text-style-name="P1" draw:layer="layout" svg:x1="13.954cm" svg:y1="10.906cm" svg:x2="12.684cm" svg:y2="13.573cm">
          <text:p/>
        </draw:line>
        <draw:line draw:style-name="gr5" draw:text-style-name="P1" draw:layer="layout" svg:x1="15.859cm" svg:y1="10.779cm" svg:x2="17.51cm" svg:y2="13.573cm">
          <text:p/>
        </draw:line>
        <draw:frame draw:style-name="gr3" draw:text-style-name="P3" draw:layer="layout" svg:width="2.794cm" svg:height="1.558cm" svg:x="7.985cm" svg:y="7.223cm">
          <draw:text-box>
            <text:p><text:span text:style-name="T1">nginx_dev</text:span></text:p>
            <text:p><text:span text:style-name="T1">172.17.0.10</text:span></text:p>
          </draw:text-box>
        </draw:frame>
        <draw:frame draw:style-name="gr3" draw:text-style-name="P3" draw:layer="layout" svg:width="2.794cm" svg:height="1.558cm" svg:x="16.621cm" svg:y="7.062cm">
          <draw:text-box>
            <text:p><text:span text:style-name="T1">nginx_prod</text:span></text:p>
            <text:p><text:span text:style-name="T1">172.17.0.11</text:span></text:p>
          </draw:text-box>
        </draw:frame>
        <draw:custom-shape draw:style-name="gr6" draw:text-style-name="P4" draw:layer="layout" svg:width="15.367cm" svg:height="2.667cm" svg:x="2.905cm" svg:y="1.889cm">
          <text:p text:style-name="P2">ANSIBL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207cm" svg:y1="4.683cm" svg:x2="6.207cm" svg:y2="6.334cm">
          <text:p/>
        </draw:line>
        <draw:line draw:style-name="gr7" draw:text-style-name="P1" draw:layer="layout" svg:x1="15.097cm" svg:y1="4.683cm" svg:x2="15.097cm" svg:y2="6.334cm">
          <text:p/>
        </draw:line>
        <draw:custom-shape draw:style-name="gr8" draw:text-style-name="P5" draw:layer="layout" svg:width="18.161cm" svg:height="21.971cm" svg:x="1.508cm" svg:y="6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4.224cm" svg:height="1.397cm" svg:x="3.413cm" svg:y="26.781cm">
          <text:p text:style-name="P2">Dock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18:36:01.389684530</meta:creation-date>
    <dc:date>2016-10-26T19:34:26.798631427</dc:date>
    <meta:editing-duration>PT22M23S</meta:editing-duration>
    <meta:editing-cycles>4</meta:editing-cycles>
    <meta:generator>LibreOffice/5.1.4.2$Linux_X86_64 LibreOffice_project/10m0$Build-2</meta:generator>
    <meta:document-statistic meta:object-count="29"/>
  </office:meta>
</office:document-meta>
</file>